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MS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2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2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2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2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.04" calcext:value-type="float">
            <text:p>1.04</text:p>
          </table:table-cell>
        </table:table-row>
        <table:table-row table:style-name="ro1">
          <table:table-cell table:number-columns-repeated="7"/>
          <table:table-cell table:formula="of:=SUM([.H5:.H11])" office:value-type="float" office:value="44.93" calcext:value-type="float">
            <text:p>44.93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/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3T19:02:25.456423538</dc:date>
    <meta:editing-duration>PT2H56M57S</meta:editing-duration>
    <meta:editing-cycles>12</meta:editing-cycles>
    <meta:document-statistic meta:table-count="2" meta:cell-count="54" meta:object-count="0"/>
  </office:meta>
</office:document-meta>
</file>